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 style:font-size-complex="8pt"/>
    </style:style>
    <style:style style:name="P3" style:family="paragraph" style:parent-style-name="Standard">
      <style:text-properties style:font-name="Courier New" fo:font-size="8pt" officeooo:paragraph-rsid="001c3289" style:font-size-asian="8pt" style:font-name-complex="Courier New" style:font-size-complex="8pt"/>
    </style:style>
    <style:style style:name="P4" style:family="paragraph" style:parent-style-name="Standard">
      <style:text-properties style:font-name="Courier New" fo:font-size="8pt" officeooo:paragraph-rsid="001f7900" style:font-size-asian="8pt" style:font-name-complex="Courier New" style:font-size-complex="8pt"/>
    </style:style>
    <style:style style:name="P5" style:family="paragraph" style:parent-style-name="Standard">
      <style:text-properties style:font-name="Courier New" fo:font-size="8pt" officeooo:paragraph-rsid="00218add" style:font-size-asian="8pt" style:font-name-complex="Courier New" style:font-size-complex="8pt"/>
    </style:style>
    <style:style style:name="P6" style:family="paragraph" style:parent-style-name="Standard">
      <style:text-properties style:font-name="Courier New" fo:font-size="8pt" fo:font-weight="bold" style:font-size-asian="8pt" style:font-weight-asian="bold" style:font-name-complex="Courier New" style:font-size-complex="8pt"/>
    </style:style>
    <style:style style:name="P7" style:family="paragraph" style:parent-style-name="Standard">
      <style:text-properties style:font-name="Courier New" fo:font-size="8pt" fo:font-weight="bold" officeooo:paragraph-rsid="001c3289" style:font-size-asian="8pt" style:font-weight-asian="bold" style:font-name-complex="Courier New" style:font-size-complex="8pt"/>
    </style:style>
    <style:style style:name="P8" style:family="paragraph" style:parent-style-name="Standard">
      <style:text-properties style:font-name="Courier New" fo:font-size="8pt" fo:font-weight="bold" officeooo:paragraph-rsid="00218add" style:font-size-asian="8pt" style:font-weight-asian="bold" style:font-name-complex="Courier New" style:font-size-complex="8pt"/>
    </style:style>
    <style:style style:name="P9" style:family="paragraph" style:parent-style-name="Standard">
      <style:text-properties style:font-name="Courier New" fo:font-size="8pt" fo:font-weight="normal" officeooo:paragraph-rsid="001c3289" style:font-size-asian="8pt" style:font-weight-asian="normal" style:font-name-complex="Courier New" style:font-size-complex="8pt" style:font-weight-complex="normal"/>
    </style:style>
    <style:style style:name="P10" style:family="paragraph" style:parent-style-name="Standard">
      <style:text-properties style:font-name="Courier New" fo:font-size="8pt" fo:font-weight="normal" officeooo:paragraph-rsid="001f7900" style:font-size-asian="8pt" style:font-weight-asian="normal" style:font-name-complex="Courier New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Courier New1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Courier New1" fo:font-size="8pt" style:font-size-asian="8pt" style:font-size-complex="8pt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style:font-name="Courier New1" fo:font-size="8pt" officeooo:rsid="001f7900" officeooo:paragraph-rsid="001f7900" style:font-size-asian="8pt" style:font-size-complex="8pt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Courier New1" fo:font-size="8pt" officeooo:paragraph-rsid="001de555" style:font-size-asian="8pt" style:font-size-complex="8pt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style:font-name="Courier New1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Courier New" fo:font-size="8pt" style:font-size-asian="8pt" style:font-name-complex="Courier New" style:font-size-complex="8pt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1in" fo:margin-right="0in" fo:text-indent="0in" style:auto-text-indent="false"/>
      <style:text-properties style:font-name="Courier New1" fo:font-size="8pt" style:font-size-asian="8pt" style:font-size-complex="8pt"/>
    </style:style>
    <style:style style:name="P24" style:family="paragraph" style:parent-style-name="Standard" style:master-page-name="Standard">
      <style:paragraph-properties style:page-number="auto"/>
      <style:text-properties style:font-name="Courier New" fo:font-size="8pt" style:font-size-asian="8pt" style:font-name-complex="Courier New" style:font-size-complex="8pt"/>
    </style:style>
    <style:style style:name="T1" style:family="text">
      <style:text-properties style:font-name="Courier New1"/>
    </style:style>
    <style:style style:name="T2" style:family="text">
      <style:text-properties style:font-name="Courier New1" officeooo:rsid="00218add"/>
    </style:style>
    <style:style style:name="T3" style:family="text">
      <style:text-properties officeooo:rsid="001c3289"/>
    </style:style>
    <style:style style:name="T4" style:family="text">
      <style:text-properties officeooo:rsid="001dd420"/>
    </style:style>
    <style:style style:name="T5" style:family="text">
      <style:text-properties officeooo:rsid="001de555"/>
    </style:style>
    <style:style style:name="T6" style:family="text">
      <style:text-properties officeooo:rsid="001f7900"/>
    </style:style>
    <style:style style:name="T7" style:family="text">
      <style:text-properties officeooo:rsid="00206fdc"/>
    </style:style>
    <style:style style:name="T8" style:family="text">
      <style:text-properties officeooo:rsid="00218add"/>
    </style:style>
    <style:style style:name="T9" style:family="text">
      <style:text-properties officeooo:rsid="0024c4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1">Princeton University</text:p>
      <text:p text:style-name="P11">COS 217: <text:s/>Introduction to Programming Systems</text:p>
      <text:p text:style-name="P11">Writing Binary Data</text:p>
      <text:p text:style-name="Standard"/>
      <text:p text:style-name="Standard"/>
      <text:p text:style-name="P14">Example 1</text:p>
      <text:p text:style-name="P12"/>
      <text:p text:style-name="P12">We wish to write the <text:span text:style-name="T3">long</text:span> 0 to a file named "data" exactly as it would appear in memory as a<text:span text:style-name="T3">n eight</text:span>-byte entity. <text:s/>That is, we wish to write these <text:span text:style-name="T3">eight</text:span> bytes to the file:</text:p>
      <text:p text:style-name="Standard"/>
      <text:p text:style-name="P16">00000000 00000000 00000000 00000000 <text:span text:style-name="T3">00000000 00000000 00000000 00000000</text:span></text:p>
      <text:p text:style-name="Standard"/>
      <text:p text:style-name="P6">Open the File</text:p>
      <text:p text:style-name="P2">FILE *psFile;</text:p>
      <text:p text:style-name="P2">psFile = fopen("data", "w");</text:p>
      <text:p text:style-name="P6"/>
      <text:p text:style-name="P6">Attempt 1 (Incorrect)</text:p>
      <text:p text:style-name="P3">fprintf(psFile, "0000<text:span text:style-name="T3">0000</text:span>"); /* Writes 00110000 00110000 00110000 00110000 </text:p>
      <text:p text:style-name="P3"><text:s text:c="39"/>00110000 00110000 00110000 00110000 */</text:p>
      <text:p text:style-name="P6"/>
      <text:p text:style-name="P6">Attempt 2 (Incorrect)</text:p>
      <text:p text:style-name="P2">fprintf(psFile, "%<text:span text:style-name="T3">l</text:span>d", 0); <text:s/>/* Writes 00110000 */</text:p>
      <text:p text:style-name="P6"/>
      <text:p text:style-name="P6">Attempt 3 (Incorrect)</text:p>
      <text:p text:style-name="P2">fprintf(psFile, "%c", '0'); <text:s/>/* Writes 00110000 */</text:p>
      <text:p text:style-name="P2">fprintf(psFile, "%c", '0'); <text:s/>/* Writes 00110000 */</text:p>
      <text:p text:style-name="P2">fprintf(psFile, "%c", '0'); <text:s/>/* Writes 00110000 */</text:p>
      <text:p text:style-name="P2">fprintf(psFile, "%c", '0'); <text:s/>/* Writes 00110000 */</text:p>
      <text:p text:style-name="P3">fprintf(psFile, "%c", '0'); <text:s/>/* Writes 00110000 */</text:p>
      <text:p text:style-name="P3">fprintf(psFile, "%c", '0'); <text:s/>/* Writes 00110000 */</text:p>
      <text:p text:style-name="P3">fprintf(psFile, "%c", '0'); <text:s/>/* Writes 00110000 */</text:p>
      <text:p text:style-name="P3">fprintf(psFile, "%c", '0'); <text:s/>/* Writes 00110000 */</text:p>
      <text:p text:style-name="P6"/>
      <text:p text:style-name="P6">Attempt 4 (Incorrect)</text:p>
      <text:p text:style-name="P2">putc('0', psFile); <text:s/>/* Writes 00110000 */ <text:s text:c="9"/></text:p>
      <text:p text:style-name="P2">putc('0', psFile); <text:s/>/* Writes 00110000 */</text:p>
      <text:p text:style-name="P2">putc('0', psFile); <text:s/>/* Writes 00110000 */</text:p>
      <text:p text:style-name="P2">putc('0', psFile); <text:s/>/* Writes 00110000 */</text:p>
      <text:p text:style-name="P9">putc('0', psFile); <text:s/>/* Writes 00110000 */</text:p>
      <text:p text:style-name="P9">putc('0', psFile); <text:s/>/* Writes 00110000 */</text:p>
      <text:p text:style-name="P9">putc('0', psFile); <text:s/>/* Writes 00110000 */</text:p>
      <text:p text:style-name="P9">putc('0', psFile); <text:s/>/* Writes 00110000 */</text:p>
      <text:p text:style-name="P9"/>
      <text:p text:style-name="P6">Attempt 5 (Correct)</text:p>
      <text:p text:style-name="P2">fprintf(psFile, "%c", 0); <text:s/>/* Writes 00000000 */</text:p>
      <text:p text:style-name="P2">fprintf(psFile, "%c", 0); <text:s/>/* Writes 00000000 */</text:p>
      <text:p text:style-name="P2">fprintf(psFile, "%c", 0); <text:s/>/* Writes 00000000 */</text:p>
      <text:p text:style-name="P2">fprintf(psFile, "%c", 0); <text:s/>/* Writes 00000000 */</text:p>
      <text:p text:style-name="P9">fprintf(psFile, "%c", 0); <text:s/>/* Writes 00000000 */</text:p>
      <text:p text:style-name="P9">fprintf(psFile, "%c", 0); <text:s/>/* Writes 00000000 */</text:p>
      <text:p text:style-name="P9">fprintf(psFile, "%c", 0); <text:s/>/* Writes 00000000 */</text:p>
      <text:p text:style-name="P9">fprintf(psFile, "%c", 0); <text:s/>/* Writes 00000000 */</text:p>
      <text:p text:style-name="P6"/>
      <text:p text:style-name="P6">Attempt 6 (Correct)</text:p>
      <text:p text:style-name="P2">fprintf(psFile, "%c", 0x00); <text:s/>/* Writes 00000000 */</text:p>
      <text:p text:style-name="P2">fprintf(psFile, "%c", 0x00); <text:s/>/* Writes 00000000 */</text:p>
      <text:p text:style-name="P2">fprintf(psFile, "%c", 0x00); <text:s/>/* Writes 00000000 */</text:p>
      <text:p text:style-name="P2">fprintf(psFile, "%c", 0x00); <text:s/>/* Writes 00000000 */</text:p>
      <text:p text:style-name="P3">fprintf(psFile, "%c", 0x00); <text:s/>/* Writes 00000000 */</text:p>
      <text:p text:style-name="P3">fprintf(psFile, "%c", 0x00); <text:s/>/* Writes 00000000 */</text:p>
      <text:p text:style-name="P3">fprintf(psFile, "%c", 0x00); <text:s/>/* Writes 00000000 */</text:p>
      <text:p text:style-name="P3">fprintf(psFile, "%c", 0x00); <text:s/>/* Writes 00000000 */</text:p>
      <text:p text:style-name="P6"/>
      <text:p text:style-name="P6"><text:soft-page-break/>Attempt 7 (Correct)</text:p>
      <text:p text:style-name="P2">putc(0, psFile); <text:s/>/* Writes 00000000 */ </text:p>
      <text:p text:style-name="P2">putc(0, psFile); <text:s/>/* Writes 00000000 */</text:p>
      <text:p text:style-name="P2">putc(0, psFile); <text:s/>/* Writes 00000000 */</text:p>
      <text:p text:style-name="P2">putc(0, psFile); <text:s/>/* Writes 00000000 */</text:p>
      <text:p text:style-name="P9">putc(0, psFile); <text:s/>/* Writes 00000000 */</text:p>
      <text:p text:style-name="P9">putc(0, psFile); <text:s/>/* Writes 00000000 */</text:p>
      <text:p text:style-name="P9">putc(0, psFile); <text:s/>/* Writes 00000000 */</text:p>
      <text:p text:style-name="P9">putc(0, psFile); <text:s/>/* Writes 00000000 */</text:p>
      <text:p text:style-name="P7"/>
      <text:p text:style-name="P6">Attempt 8 (Correct)</text:p>
      <text:p text:style-name="P2">putc(0x00, psFile); <text:s/>/* Writes 00000000 */</text:p>
      <text:p text:style-name="P2">putc(0x00, psFile); <text:s/>/* Writes 00000000 */</text:p>
      <text:p text:style-name="P2">putc(0x00, psFile); <text:s/>/* Writes 00000000 */</text:p>
      <text:p text:style-name="P2">putc(0x00, psFile); <text:s/>/* Writes 00000000 */ </text:p>
      <text:p text:style-name="P3">putc(0x00, psFile); <text:s/>/* Writes 00000000 */</text:p>
      <text:p text:style-name="P3">putc(0x00, psFile); <text:s/>/* Writes 00000000 */</text:p>
      <text:p text:style-name="P3">putc(0x00, psFile); <text:s/>/* Writes 00000000 */</text:p>
      <text:p text:style-name="P3">putc(0x00, psFile); <text:s/>/* Writes 00000000 */</text:p>
      <text:p text:style-name="P6"/>
      <text:p text:style-name="P8">Attempt 9 (Correct) <text:s text:c="13"/>&lt;--- the preferred approach</text:p>
      <text:p text:style-name="P5"><text:span text:style-name="T6">long</text:span> <text:span text:style-name="T6">l</text:span>Data;</text:p>
      <text:p text:style-name="P5">...</text:p>
      <text:p text:style-name="P5"><text:span text:style-name="T6">l</text:span>Data = <text:span text:style-name="T8">0</text:span>;</text:p>
      <text:p text:style-name="P5">fwrite(&amp;<text:span text:style-name="T6">l</text:span>Data, <text:span text:style-name="T7">sizeof(long)</text:span>, 1, psFile); /* Writes <text:span text:style-name="T1">00</text:span><text:span text:style-name="T2">000000</text:span> <text:span text:style-name="T1">000</text:span><text:span text:style-name="T2">00000</text:span> 00000000 00000000 </text:p>
      <text:p text:style-name="P5"><text:span text:style-name="T6"><text:s text:c="51"/>00000000 00000000 00000000 00000000 </text:span>*/</text:p>
      <text:p text:style-name="P8"/>
      <text:p text:style-name="P6">Close the File</text:p>
      <text:p text:style-name="P2">fclose(psFile);</text:p>
      <text:p text:style-name="P2"/>
      <text:p text:style-name="Standard"/>
      <text:p text:style-name="P14">Example 2</text:p>
      <text:p text:style-name="P12"/>
      <text:p text:style-name="P12">We wish to write the <text:span text:style-name="T4">long</text:span> 5678 to a file named "data" exactly as it would appear in memory as a<text:span text:style-name="T4">n eight</text:span>-byte entity. <text:s/>As humans, we would express the integer 5678 in binary like this:</text:p>
      <text:p text:style-name="Standard"/>
      <text:p text:style-name="P16"><text:span text:style-name="T5">00000000 00000000 00000000 00000000 </text:span>00000000 00000000 00010110 00101110</text:p>
      <text:p text:style-name="P16">most sig <text:s text:c="54"/>least sig</text:p>
      <text:p text:style-name="P16">byte <text:s text:c="58"/>byte</text:p>
      <text:p text:style-name="P21"/>
      <text:p text:style-name="P22">But remember that Intel is a little-endian computer. <text:s/>In the memory of a little-endian computer, the least significant byte of an integer is in the lowest memory location. <text:s/>So the integer 5678 appears in memory like this:</text:p>
      <text:p text:style-name="P22"/>
      <text:p text:style-name="P18"><text:span text:style-name="T5">00101110 00010110 00000000 00000000 </text:span>00000000 00000000 <text:span text:style-name="T5">00000000 00000000</text:span></text:p>
      <text:p text:style-name="P18"><text:span text:style-name="T5">least</text:span> sig <text:s text:c="53"/><text:span text:style-name="T5">most</text:span> sig</text:p>
      <text:p text:style-name="P18">byte <text:s text:c="58"/>byte</text:p>
      <text:p text:style-name="P23"/>
      <text:p text:style-name="Standard">Or, more precisely, like this:</text:p>
      <text:p text:style-name="P15"/>
      <text:p text:style-name="P19">pretend</text:p>
      <text:p text:style-name="P19">address</text:p>
      <text:p text:style-name="P16">1000 <text:s text:c="4"/>00101110 <text:s/>least sig byte</text:p>
      <text:p text:style-name="P16">1001 <text:s text:c="4"/>00010110</text:p>
      <text:p text:style-name="P16">1002 <text:s text:c="4"/>00000000</text:p>
      <text:p text:style-name="P16">1003 <text:s text:c="4"/>00000000</text:p>
      <text:p text:style-name="P17">1004 <text:s text:c="4"/>00000000</text:p>
      <text:p text:style-name="P17">1005 <text:s text:c="4"/>00000000</text:p>
      <text:p text:style-name="P17">1006 <text:s text:c="4"/>00000000</text:p>
      <text:p text:style-name="P17">1007 <text:s text:c="4"/>00000000 <text:s/>most sig byte</text:p>
      <text:p text:style-name="P20"/>
      <text:p text:style-name="P6">Open the File</text:p>
      <text:p text:style-name="P2">FILE *psFile;</text:p>
      <text:p text:style-name="P2">psFile = fopen("data", "w");</text:p>
      <text:p text:style-name="P6"/>
      <text:p text:style-name="P6"/>
      <text:p text:style-name="P6"><text:soft-page-break/>Attempt 1 (Incorrect)</text:p>
      <text:p text:style-name="P2">fprintf(psFile, "5678"); <text:s/>/* Writes 00110101 00110110 00110111 00111000 */</text:p>
      <text:p text:style-name="P6"/>
      <text:p text:style-name="P6">Attempt 2 (Incorrect)</text:p>
      <text:p text:style-name="P2">fprintf(psFile, "%d", 5678); <text:s/>/* Writes 00110101 00110110 00110111 00111000 */</text:p>
      <text:p text:style-name="P6"/>
      <text:p text:style-name="P6">Attempt 3 (Incorrect)</text:p>
      <text:p text:style-name="P2">fprintf(psFile, "%c", '5'); <text:s/>/* Writes 00110101 */</text:p>
      <text:p text:style-name="P2">fprintf(psFile, "%c", '6'); <text:s/>/* Writes 00110110 */</text:p>
      <text:p text:style-name="P2">fprintf(psFile, "%c", '7'); <text:s/>/* Writes 00110111 */</text:p>
      <text:p text:style-name="P2">fprintf(psFile, "%c", '8'); <text:s/>/* Writes 00111000 */</text:p>
      <text:p text:style-name="P6"/>
      <text:p text:style-name="P6">Attempt 4 (Incorrect)</text:p>
      <text:p text:style-name="P2">putc('5', psFile); <text:s/>/* Writes 00110101 */ <text:s text:c="9"/></text:p>
      <text:p text:style-name="P2">putc('6', psFile); <text:s/>/* Writes 00110110 */</text:p>
      <text:p text:style-name="P2">putc('7', psFile); <text:s/>/* Writes 00110111 */</text:p>
      <text:p text:style-name="P2">putc('8', psFile); <text:s/>/* Writes 00111000 */</text:p>
      <text:p text:style-name="P6"/>
      <text:p text:style-name="P6">Attempt 5 (Correct)</text:p>
      <text:p text:style-name="P2">fprintf(psFile, "%c", 46); <text:s/>/* Writes <text:span text:style-name="T1">00101110</text:span> */</text:p>
      <text:p text:style-name="P2">fprintf(psFile, "%c", 22); <text:s/>/* Writes <text:span text:style-name="T1">00010110</text:span> */</text:p>
      <text:p text:style-name="P2">fprintf(psFile, "%c", 0); <text:s text:c="2"/>/* Writes 00000000 */</text:p>
      <text:p text:style-name="P2">fprintf(psFile, "%c", 0); <text:s text:c="2"/>/* Writes 00000000 */</text:p>
      <text:p text:style-name="P10">fprintf(psFile, "%c", 0); <text:s text:c="2"/>/* Writes 00000000 */</text:p>
      <text:p text:style-name="P10">fprintf(psFile, "%c", 0); <text:s text:c="2"/>/* Writes 00000000 */</text:p>
      <text:p text:style-name="P10">fprintf(psFile, "%c", 0); <text:s text:c="2"/>/* Writes 00000000 */</text:p>
      <text:p text:style-name="P10">fprintf(psFile, "%c", 0); <text:s text:c="2"/>/* Writes 00000000 */</text:p>
      <text:p text:style-name="P6"/>
      <text:p text:style-name="P6">Attempt 6 (Correct)</text:p>
      <text:p text:style-name="P2">fprintf(psFile, "%c", 0x2e); <text:s/>/* Writes <text:span text:style-name="T1">00101110</text:span> */</text:p>
      <text:p text:style-name="P2">fprintf(psFile, "%c", 0x16); <text:s/>/* Writes <text:span text:style-name="T1">00010110</text:span> */</text:p>
      <text:p text:style-name="P2">fprintf(psFile, "%c", 0x00); <text:s/>/* Writes 00000000 */</text:p>
      <text:p text:style-name="P2">fprintf(psFile, "%c", 0x00); <text:s/>/* Writes 00000000 */</text:p>
      <text:p text:style-name="P4">fprintf(psFile, "%c", 0x00); <text:s/>/* Writes 00000000 */</text:p>
      <text:p text:style-name="P4">fprintf(psFile, "%c", 0x00); <text:s/>/* Writes 00000000 */</text:p>
      <text:p text:style-name="P4">fprintf(psFile, "%c", 0x00); <text:s/>/* Writes 00000000 */</text:p>
      <text:p text:style-name="P4">fprintf(psFile, "%c", 0x00); <text:s/>/* Writes 00000000 */</text:p>
      <text:p text:style-name="P6"/>
      <text:p text:style-name="P6">Attempt 7 (Correct)</text:p>
      <text:p text:style-name="P2">putc(46, psFile); <text:s/>/* Writes <text:span text:style-name="T1">00101110</text:span> */ </text:p>
      <text:p text:style-name="P2">putc(22, psFile); <text:s/>/* Writes <text:span text:style-name="T1">00010110</text:span> */</text:p>
      <text:p text:style-name="P2">putc(0, psFile); <text:s text:c="2"/>/* Writes 00000000 */</text:p>
      <text:p text:style-name="P2">putc(0, psFile); <text:s text:c="2"/>/* Writes 00000000 */</text:p>
      <text:p text:style-name="P10">putc(0, psFile); <text:s text:c="2"/>/* Writes 00000000 */</text:p>
      <text:p text:style-name="P10">putc(0, psFile); <text:s text:c="2"/>/* Writes 00000000 */</text:p>
      <text:p text:style-name="P10">putc(0, psFile); <text:s text:c="2"/>/* Writes 00000000 */</text:p>
      <text:p text:style-name="P10">putc(0, psFile); <text:s text:c="2"/>/* Writes 00000000 */</text:p>
      <text:p text:style-name="P6"/>
      <text:p text:style-name="P6">Attempt 8 (Correct)</text:p>
      <text:p text:style-name="P2">putc(0x2e, psFile); <text:s/>/* Writes <text:span text:style-name="T1">00101110</text:span> */</text:p>
      <text:p text:style-name="P2">putc(0x16, psFile); <text:s/>/* Writes <text:span text:style-name="T1">00010110</text:span> */</text:p>
      <text:p text:style-name="P2">putc(0x00, psFile); <text:s/>/* Writes 00000000 */</text:p>
      <text:p text:style-name="P2">putc(0x00, psFile); <text:s/>/* Writes 00000000 */ </text:p>
      <text:p text:style-name="P4">putc(0x00, psFile); <text:s/>/* Writes 00000000 */</text:p>
      <text:p text:style-name="P4">putc(0x00, psFile); <text:s/>/* Writes 00000000 */</text:p>
      <text:p text:style-name="P4">putc(0x00, psFile); <text:s/>/* Writes 00000000 */</text:p>
      <text:p text:style-name="P4">putc(0x00, psFile); <text:s/>/* Writes 00000000 */</text:p>
      <text:p text:style-name="P6"/>
      <text:p text:style-name="P6">Attempt 9 (Correct) <text:s text:c="13"/>&lt;--- the preferred approach</text:p>
      <text:p text:style-name="P2"><text:span text:style-name="T6">long</text:span> <text:span text:style-name="T6">l</text:span>Data;</text:p>
      <text:p text:style-name="P2">...</text:p>
      <text:p text:style-name="P2"><text:span text:style-name="T6">l</text:span>Data = 5678;</text:p>
      <text:p text:style-name="P4">fwrite(&amp;<text:span text:style-name="T6">l</text:span>Data, <text:span text:style-name="T7">sizeof(long)</text:span>, 1, psFile); /* Writes <text:span text:style-name="T1">00101110</text:span> <text:span text:style-name="T1">00010110</text:span> 00000000 00000000 </text:p>
      <text:p text:style-name="P4"><text:span text:style-name="T6"><text:s text:c="51"/>00000000 00000000 00000000 00000000 </text:span>*/</text:p>
      <text:p text:style-name="P6"/>
      <text:p text:style-name="P6">Close the File</text:p>
      <text:p text:style-name="P2">fclose(psFile);</text:p>
      <text:p text:style-name="Standard"/>
      <text:p text:style-name="P13">Copyright © 201<text:span text:style-name="T9">7</text:span> by Robert M. Dondero, J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 style:num-format="1"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dondero</meta:initial-creator>
    <meta:creation-date>2005-11-29T23:27:00</meta:creation-date>
    <dc:date>2017-04-11T22:05:14.312097000</dc:date>
    <meta:print-date>2008-11-12T17:15:00</meta:print-date>
    <meta:editing-cycles>40</meta:editing-cycles>
    <meta:editing-duration>PT4H9M43S</meta:editing-duration>
    <meta:generator>LibreOffice/5.2.1.2$MacOSX_X86_64 LibreOffice_project/31dd62db80d4e60af04904455ec9c9219178d620</meta:generator>
    <meta:document-statistic meta:table-count="0" meta:image-count="0" meta:object-count="0" meta:page-count="3" meta:paragraph-count="159" meta:word-count="940" meta:character-count="6803" meta:non-whitespace-character-count="5463"/>
  </office:meta>
</office:document-meta>
</file>